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868f7"/>
    </style:style>
    <style:style style:name="T2" style:family="text">
      <style:text-properties officeooo:rsid="0009b3b4"/>
    </style:style>
    <style:style style:name="T3" style:family="text">
      <style:text-properties officeooo:rsid="0009ece4"/>
    </style:style>
    <style:style style:name="T4" style:family="text">
      <style:text-properties officeooo:rsid="000af2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name <text:span text:style-name="T1">x</text:span><text:line-break/>fhead <text:span text:style-name="T1">x</text:span><text:line-break/>ftail <text:span text:style-name="T1">x</text:span><text:line-break/>id <text:span text:style-name="T1">x</text:span><text:line-break/>string <text:span text:style-name="T1">x</text:span><text:line-break/>op1 <text:span text:style-name="T1">x</text:span><text:line-break/>exprs <text:span text:style-name="T1">x </text:span><text:line-break/>call <text:span text:style-name="T2">x</text:span><text:line-break/>m <text:span text:style-name="T2">x</text:span><text:line-break/>-------------- enough to get through the second example<text:line-break/>con <text:span text:style-name="T2">x</text:span><text:line-break/>doret <text:span text:style-name="T2">x</text:span><text:line-break/>set <text:span text:style-name="T3">x</text:span><text:line-break/>op2 <text:span text:style-name="T3">x</text:span><text:line-break/>index <text:span text:style-name="T3">x</text:span><text:line-break/>ccexpr <text:span text:style-name="T3">x</text:span><text:line-break/>rel <text:span text:style-name="T3">x</text:span><text:line-break/>n <text:span text:style-name="T4">x</text:span><text:line-break/>backpatch <text:span text:style-name="T4">x</text:span><text:line-break/>doif <text:span text:style-name="T4">x</text:span><text:line-break/>dofor <text:span text:style-name="T4">x</text:span><text:line-break/>-------------- enough to get through the first example<text:line-break/>doifelse <text:span text:style-name="T4">x </text:span><text:line-break/>dowhile <text:span text:style-name="T4">x</text:span><text:line-break/>dodo <text:span text:style-name="T4">x</text:span><text:line-break/>ccand<text:line-break/>ccor<text:line-break/>ccnot<text:line-break/>opb<text:line-break/>startloopscope<text:line-break/>endloopscope<text:line-break/>docontinue<text:line-break/>dobreak<text:line-break/>labeldcl<text:line-break/>dogoto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1:06:30.255962872</meta:creation-date>
    <dc:date>2017-12-04T03:54:28.209623699</dc:date>
    <meta:editing-duration>PT37M27S</meta:editing-duration>
    <meta:editing-cycles>1</meta:editing-cycles>
    <meta:document-statistic meta:table-count="0" meta:image-count="0" meta:object-count="0" meta:page-count="1" meta:paragraph-count="1" meta:word-count="72" meta:character-count="368" meta:non-whitespace-character-count="294"/>
    <meta:generator>LibreOffice/5.1.6.2$Linux_X86_64 LibreOffice_project/10m0$Build-2</meta:generator>
  </office:meta>
</office:document-meta>
</file>